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197cm"/>
    </style:style>
    <style:style style:name="co2" style:family="table-column">
      <style:table-column-properties fo:break-before="auto" style:column-width="10.075cm"/>
    </style:style>
    <style:style style:name="co3" style:family="table-column">
      <style:table-column-properties fo:break-before="auto" style:column-width="1.423cm"/>
    </style:style>
    <style:style style:name="co4" style:family="table-column">
      <style:table-column-properties fo:break-before="auto" style:column-width="1.369cm"/>
    </style:style>
    <style:style style:name="co5"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1.263cm" fo:break-before="auto" style:use-optimal-row-height="true"/>
    </style:style>
    <style:style style:name="ro3" style:family="table-row">
      <style:table-row-properties style:row-height="4.703cm" fo:break-before="auto" style:use-optimal-row-height="true"/>
    </style:style>
    <style:style style:name="ro4" style:family="table-row">
      <style:table-row-properties style:row-height="9.546cm" fo:break-before="auto" style:use-optimal-row-height="true"/>
    </style:style>
    <style:style style:name="ro5" style:family="table-row">
      <style:table-row-properties style:row-height="1.649cm" fo:break-before="auto" style:use-optimal-row-height="true"/>
    </style:style>
    <style:style style:name="ro6" style:family="table-row">
      <style:table-row-properties style:row-height="0.877cm" fo:break-before="auto" style:use-optimal-row-height="true"/>
    </style:style>
    <style:style style:name="ro7" style:family="table-row">
      <style:table-row-properties style:row-height="2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036cm" fo:break-before="auto" style:use-optimal-row-height="true"/>
    </style:style>
    <style:style style:name="ro10" style:family="table-row">
      <style:table-row-properties style:row-height="9.529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26.901cm" fo:break-before="auto" style:use-optimal-row-height="true"/>
    </style:style>
    <style:style style:name="ro15" style:family="table-row">
      <style:table-row-properties style:row-height="26.905cm" fo:break-before="auto" style:use-optimal-row-height="true"/>
    </style:style>
    <style:style style:name="ro16" style:family="table-row">
      <style:table-row-properties style:row-height="17.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vertical-align="top"/>
    </style:style>
    <style:style style:name="ce4" style:family="table-cell" style:parent-style-name="Default">
      <style:table-cell-properties style:vertical-align="top"/>
    </style:style>
  </office:automatic-styles>
  <office:body>
    <office:spreadsheet>
      <table:calculation-settings table:automatic-find-labels="false" table:use-regular-expressions="false" table:use-wildcards="true"/>
      <table:table table:name="abrir_quando" table:style-name="ta1">
        <table:table-column table:style-name="co1" table:default-cell-style-name="ce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row table:style-name="ro1">
          <table:table-cell/>
          <table:table-cell office:value-type="string" calcext:value-type="string">
            <text:p>questions</text:p>
          </table:table-cell>
          <table:table-cell office:value-type="string" calcext:value-type="string">
            <text:p>answers</text:p>
          </table:table-cell>
          <table:table-cell office:value-type="string" calcext:value-type="string">
            <text:p>links</text:p>
          </table:table-cell>
          <table:table-cell office:value-type="string" calcext:value-type="string">
            <text:p>photos</text:p>
          </table:table-cell>
        </table:table-row>
        <table:table-row table:style-name="ro1">
          <table:table-cell office:value-type="string" calcext:value-type="string">
            <text:p>quis!</text:p>
          </table:table-cell>
          <table:table-cell office:value-type="string" calcext:value-type="string">
            <text:p>quiser!</text:p>
          </table:table-cell>
          <table:table-cell table:number-columns-repeated="3"/>
        </table:table-row>
        <table:table-row table:style-name="ro2">
          <table:table-cell office:value-type="string" calcext:value-type="string">
            <text:p>para saber porquê eu te amo</text:p>
          </table:table-cell>
          <table:table-cell office:value-type="string" calcext:value-type="string">
            <text:p>quiser saber porquê eu te amo</text:p>
          </table:table-cell>
          <table:table-cell office:value-type="string" calcext:value-type="string">
            <text:p>Eu te amo porque você é diferente, linda, inteligente, independente, fantástica e me faz feliz todos os dias da minha vida</text:p>
          </table:table-cell>
          <table:table-cell table:number-columns-repeated="2"/>
        </table:table-row>
        <table:table-row table:style-name="ro3">
          <table:table-cell office:value-type="string" calcext:value-type="string">
            <text:p>pois sentia que ninguém se importava com você</text:p>
          </table:table-cell>
          <table:table-cell office:value-type="string" calcext:value-type="string">
            <text:p>sentir que ninguém se importa</text:p>
          </table:table-cell>
          <table:table-cell office:value-type="string" calcext:value-type="string">
            <text:p>Sua mãe e seu irmão estão em Ponta Grossa sempre morrendo de saudades de você e preocupados com você. Eles sempre estão pensando no seu melhor e na sua felicidade.</text:p>
            <text:p/>
            <text:p>Você tem amigos que te amam e que sempre querem seu bem.</text:p>
            <text:p/>
            <text:p>Você tem uma linda família no Rio de Janeiro que te amo!</text:p>
            <text:p/>
            <text:p>E você tem eu, que te acha a pessoa mais importante do mundo!</text:p>
          </table:table-cell>
          <table:table-cell table:number-columns-repeated="2"/>
        </table:table-row>
        <table:table-row table:style-name="ro4">
          <table:table-cell office:value-type="string" calcext:value-type="string">
            <text:p>pois está se sentindo sem coragem</text:p>
          </table:table-cell>
          <table:table-cell office:value-type="string" calcext:value-type="string">
            <text:p>você se sentir sem coragem</text:p>
          </table:table-cell>
          <table:table-cell office:value-type="string" calcext:value-type="string">
            <text:p>Aos 13 anos, você perdeu uma parte de sua família e, apesar das dificuldades, seguiu em frente e apoiou sua mãe e seu irmão. Você superou esse medo!</text:p>
            <text:p>Você se mudou para o litoral do Paraná para morar sozinha e fazer faculdade. Você superou esse medo!</text:p>
            <text:p>Você morou quase 2 anos no exterior, sem família e amigos por perto e falando uma língua que você não conhecida. Você superou esse medo!</text:p>
            <text:p>Você foi morar em Arraial do Cabo atrás de um emprego, sozinha. Você correu atrás da sua carreira. Você superou esse medo!</text:p>
            <text:p>Você entrou para a Marinha após um longo e difícil processo de seleção. Você superou esse medo!</text:p>
            <text:p>Você defendeu o seu mestrado e agora é uma mestre em Oceanografia. Você superou um orientador ruim, machista, péssimo… e venceu! Você superou esse medo!</text:p>
            <text:p>No seu trabalho, você dá aulas, palestras, apresenta trabalhos em congressos, tudo sozinha e com sua coragem e seu conhecimento. Você superou esse medo!</text:p>
            <text:p>Você foi fiscal em uma longa comissão para África, representando seu país, sozinha em um navio estranho. Você superou esse medo!</text:p>
            <text:p>Não importa o que apareça agora… Acredite: você terá coragem para superar!</text:p>
          </table:table-cell>
          <table:table-cell table:number-columns-repeated="2"/>
        </table:table-row>
        <table:table-row table:style-name="ro5">
          <table:table-cell office:value-type="string" calcext:value-type="string">
            <text:p>porque está se sentindo sozinha</text:p>
          </table:table-cell>
          <table:table-cell office:value-type="string" calcext:value-type="string">
            <text:p>você se sentir sozinho</text:p>
          </table:table-cell>
          <table:table-cell office:value-type="string" calcext:value-type="string">
            <text:p>Você nunca estará sozinha nesse mundo. Olhe para seu lado: eu estarei sempre ao seu ladinho para te apoiar e te trazer para cima.</text:p>
            <text:p>Sua família e amigos sempre estarão com você! </text:p>
          </table:table-cell>
          <table:table-cell table:number-columns-repeated="2"/>
        </table:table-row>
        <table:table-row table:style-name="ro5">
          <table:table-cell office:value-type="string" calcext:value-type="string">
            <text:p>porque não consegue parar de pensar em mim</text:p>
          </table:table-cell>
          <table:table-cell office:value-type="string" calcext:value-type="string">
            <text:p>você sentir falta de mim</text:p>
          </table:table-cell>
          <table:table-cell office:value-type="string" calcext:value-type="string">
            <text:p>Pense que eu eu estarei do outro lado (em um navio, em uma viagem, de serviço) pensando todos os segundinhos em você :). E que, em poucos dias, estarei de volta aos seus braços para te amar!</text:p>
          </table:table-cell>
          <table:table-cell table:number-columns-repeated="2"/>
        </table:table-row>
        <table:table-row table:style-name="ro6">
          <table:table-cell office:value-type="string" calcext:value-type="string">
            <text:p>porque estou muuuuuito chato</text:p>
          </table:table-cell>
          <table:table-cell office:value-type="string" calcext:value-type="string">
            <text:p>eu estiver chato</text:p>
          </table:table-cell>
          <table:table-cell office:value-type="string" calcext:value-type="string">
            <text:p>Brigue comigo! Me avise que estou chato! Não posso ser chato com alguém tão maravilhosa e perfeita como você!</text:p>
          </table:table-cell>
          <table:table-cell table:number-columns-repeated="2"/>
        </table:table-row>
        <table:table-row table:style-name="ro2">
          <table:table-cell office:value-type="string" calcext:value-type="string">
            <text:p>Pois está com saudade de sua casinha</text:p>
          </table:table-cell>
          <table:table-cell office:value-type="string" calcext:value-type="string">
            <text:p>sentir saudade de casa</text:p>
          </table:table-cell>
          <table:table-cell office:value-type="string" calcext:value-type="string">
            <text:p>Sua mãe e seu irmão te amam e estarão te esperando para uma visitinha. Procure uma data e vá visitá-los. E só me comunique: pois sempre estarei ao seu lado</text:p>
          </table:table-cell>
          <table:table-cell table:number-columns-repeated="2"/>
        </table:table-row>
        <table:table-row table:style-name="ro7">
          <table:table-cell office:value-type="string" calcext:value-type="string">
            <text:p>Porque nós brigamos :(</text:p>
          </table:table-cell>
          <table:table-cell office:value-type="string" calcext:value-type="string">
            <text:p>tivermos brigado</text:p>
          </table:table-cell>
          <table:table-cell office:value-type="string" calcext:value-type="string">
            <text:p>Todos os casais brigam de vez em quando. Mas nosso amor é maior que qualquer desentendimento. Peço desculpas se te fiz algum mal e se você ficou chateada comigo. Vou fazer de tudo para melhorar e ser uma melhor pessoa para você</text:p>
          </table:table-cell>
          <table:table-cell table:number-columns-repeated="2"/>
        </table:table-row>
        <table:table-row table:style-name="ro6">
          <table:table-cell office:value-type="string" calcext:value-type="string">
            <text:p>Pois hoje é seu aniversário</text:p>
          </table:table-cell>
          <table:table-cell office:value-type="string" calcext:value-type="string">
            <text:p>for o seu aniversário</text:p>
          </table:table-cell>
          <table:table-cell office:value-type="string" calcext:value-type="string">
            <text:p>Feliz aniversário!!!!! Que seu dia seja lindo e mavilhoso como você!!!</text:p>
          </table:table-cell>
          <table:table-cell table:number-columns-repeated="2"/>
        </table:table-row>
        <table:table-row table:style-name="ro6">
          <table:table-cell office:value-type="string" calcext:value-type="string">
            <text:p>Pois seu dia está maravilhoso</text:p>
          </table:table-cell>
          <table:table-cell office:value-type="string" calcext:value-type="string">
            <text:p>você está tendo um ótimo dia</text:p>
          </table:table-cell>
          <table:table-cell office:value-type="string" calcext:value-type="string">
            <text:p>Que esse dia se repita muitas vezes e que você consiga aproveitá-lo plenamente</text:p>
          </table:table-cell>
          <table:table-cell table:number-columns-repeated="2"/>
        </table:table-row>
        <table:table-row table:style-name="ro6">
          <table:table-cell office:value-type="string" calcext:value-type="string">
            <text:p>Pois seu dia não está bom</text:p>
          </table:table-cell>
          <table:table-cell office:value-type="string" calcext:value-type="string">
            <text:p>você está tendo um dia ruim</text:p>
          </table:table-cell>
          <table:table-cell office:value-type="string" calcext:value-type="string">
            <text:p>Lembre desses maravilhosos dias que nós vivemos juntos meu amor!</text:p>
          </table:table-cell>
          <table:table-cell table:number-columns-repeated="2"/>
        </table:table-row>
        <table:table-row table:style-name="ro6">
          <table:table-cell office:value-type="string" calcext:value-type="string">
            <text:p>Porque eu não estou bem</text:p>
          </table:table-cell>
          <table:table-cell office:value-type="string" calcext:value-type="string">
            <text:p>eu não estiver bem</text:p>
          </table:table-cell>
          <table:table-cell office:value-type="string" calcext:value-type="string">
            <text:p>Me abrace e me acalme. Que seu abraço é meu melhor remédio</text:p>
          </table:table-cell>
          <table:table-cell table:number-columns-repeated="2"/>
        </table:table-row>
        <table:table-row table:style-name="ro6">
          <table:table-cell office:value-type="string" calcext:value-type="string">
            <text:p>Porque você está chorando</text:p>
          </table:table-cell>
          <table:table-cell office:value-type="string" calcext:value-type="string">
            <text:p>estiver chorando</text:p>
          </table:table-cell>
          <table:table-cell office:value-type="string" calcext:value-type="string">
            <text:p>Venha para meu ombrinho. Terás sempre a sua família para te consolar e te ajudar a sair de suas tristezas</text:p>
          </table:table-cell>
          <table:table-cell table:number-columns-repeated="2"/>
        </table:table-row>
        <table:table-row table:style-name="ro8">
          <table:table-cell office:value-type="string" calcext:value-type="string">
            <text:p>Porque você precisa de um abraço</text:p>
          </table:table-cell>
          <table:table-cell office:value-type="string" calcext:value-type="string">
            <text:p>precisar de um abraço</text:p>
          </table:table-cell>
          <table:table-cell office:value-type="string" calcext:value-type="string">
            <text:p>Olhe no fundo dos meus olhos que eu entederei e te abraçarei</text:p>
          </table:table-cell>
          <table:table-cell table:number-columns-repeated="2"/>
        </table:table-row>
        <table:table-row table:style-name="ro6">
          <table:table-cell office:value-type="string" calcext:value-type="string">
            <text:p>pois está com muuuuita raiva de mim</text:p>
          </table:table-cell>
          <table:table-cell office:value-type="string" calcext:value-type="string">
            <text:p>estiver com raiva de mim</text:p>
          </table:table-cell>
          <table:table-cell office:value-type="string" calcext:value-type="string">
            <text:p>Pense em todas as coisas lindas que faço pra você e em todo o amor que sentimos um pelo outro</text:p>
          </table:table-cell>
          <table:table-cell table:number-columns-repeated="2"/>
        </table:table-row>
        <table:table-row table:style-name="ro6">
          <table:table-cell office:value-type="string" calcext:value-type="string">
            <text:p>pois não consegue dormir</text:p>
          </table:table-cell>
          <table:table-cell office:value-type="string" calcext:value-type="string">
            <text:p>não conseguir dormir</text:p>
          </table:table-cell>
          <table:table-cell office:value-type="string" calcext:value-type="string">
            <text:p>Abra seu celular, entre no you tube e coloque um vídeo do Lazarinho :)</text:p>
          </table:table-cell>
          <table:table-cell table:number-columns-repeated="2"/>
        </table:table-row>
        <table:table-row table:style-name="ro9">
          <table:table-cell office:value-type="string" calcext:value-type="string">
            <text:p>porque está em um lugar novo e estranho</text:p>
          </table:table-cell>
          <table:table-cell office:value-type="string" calcext:value-type="string">
            <text:p>estiver em um lugar novo e estranho</text:p>
          </table:table-cell>
          <table:table-cell office:value-type="string" calcext:value-type="string">
            <text:p>Na sua vida, você esteve em diversos locais estranhos e novos. Você foi para Pontal do Paraná, Irlanda, Arraial do Cabo, Rio de Janeiro, Niterói, além de todas as viagens exóticas que você. Pense que nada pra você é novo e estranho.</text:p>
          </table:table-cell>
          <table:table-cell table:number-columns-repeated="2"/>
        </table:table-row>
        <table:table-row table:style-name="ro6">
          <table:table-cell office:value-type="string" calcext:value-type="string">
            <text:p>porque está chovendo</text:p>
          </table:table-cell>
          <table:table-cell office:value-type="string" calcext:value-type="string">
            <text:p>chove</text:p>
          </table:table-cell>
          <table:table-cell office:value-type="string" calcext:value-type="string">
            <text:p>Lembre de nós dois remando em uma tempestade na Tailândia e de como esse dia foi feliz!</text:p>
          </table:table-cell>
          <table:table-cell table:number-columns-repeated="2"/>
        </table:table-row>
        <table:table-row table:style-name="ro1">
          <table:table-cell office:value-type="string" calcext:value-type="string">
            <text:p>pois está sol</text:p>
          </table:table-cell>
          <table:table-cell office:value-type="string" calcext:value-type="string">
            <text:p>estiver ensolarado</text:p>
          </table:table-cell>
          <table:table-cell office:value-type="string" calcext:value-type="string">
            <text:p>Vamos para a praia? Entre no carro e partiu!</text:p>
          </table:table-cell>
          <table:table-cell table:number-columns-repeated="2"/>
        </table:table-row>
        <table:table-row table:style-name="ro1">
          <table:table-cell office:value-type="string" calcext:value-type="string">
            <text:p>pois você está dodói</text:p>
          </table:table-cell>
          <table:table-cell office:value-type="string" calcext:value-type="string">
            <text:p>estiver doente</text:p>
          </table:table-cell>
          <table:table-cell office:value-type="string" calcext:value-type="string">
            <text:p>Eu e nossos gatinhos cuidaderemos de você</text:p>
          </table:table-cell>
          <table:table-cell table:number-columns-repeated="2"/>
        </table:table-row>
        <table:table-row table:style-name="ro6">
          <table:table-cell office:value-type="string" calcext:value-type="string">
            <text:p>pois está com vontade de relembrar bons momentos</text:p>
          </table:table-cell>
          <table:table-cell office:value-type="string" calcext:value-type="string">
            <text:p>quiser relembrar</text:p>
          </table:table-cell>
          <table:table-cell office:value-type="string" calcext:value-type="string">
            <text:p>Olhe essas fotos :)</text:p>
          </table:table-cell>
          <table:table-cell table:number-columns-repeated="2"/>
        </table:table-row>
        <table:table-row table:style-name="ro6">
          <table:table-cell office:value-type="string" calcext:value-type="string">
            <text:p>pois você quer descontar sua raiva e bater em alguém</text:p>
          </table:table-cell>
          <table:table-cell office:value-type="string" calcext:value-type="string">
            <text:p>quiser socar alguém</text:p>
          </table:table-cell>
          <table:table-cell office:value-type="string" calcext:value-type="string">
            <text:p>Treine com seu marido, mas soque devagar…. Hehehe</text:p>
          </table:table-cell>
          <table:table-cell table:number-columns-repeated="2"/>
        </table:table-row>
        <table:table-row table:style-name="ro8">
          <table:table-cell office:value-type="string" calcext:value-type="string">
            <text:p>porque você está entediada</text:p>
          </table:table-cell>
          <table:table-cell office:value-type="string" calcext:value-type="string">
            <text:p>você se sentir entediado</text:p>
          </table:table-cell>
          <table:table-cell office:value-type="string" calcext:value-type="string">
            <text:p>Chame o Mingau, a Naná e a Lupi. Eles nunca te deixam entediada</text:p>
          </table:table-cell>
          <table:table-cell table:number-columns-repeated="2"/>
        </table:table-row>
        <table:table-row table:style-name="ro10">
          <table:table-cell office:value-type="string" calcext:value-type="string">
            <text:p>Porque você está com medo</text:p>
          </table:table-cell>
          <table:table-cell office:value-type="string" calcext:value-type="string">
            <text:p>você estiver com medo</text:p>
          </table:table-cell>
          <table:table-cell office:value-type="string" calcext:value-type="string">
            <text:p>Aos 13 anos, você perdeu uma parte de sua família e, apesar das dificuldades, seguiu em frente e apoiou sua mãe e seu irmão. Você superou esse medo!</text:p>
            <text:p>Você se mudou para o litoral do Paraná para morar sozinha e fazer faculdade. Você superou esse medo!</text:p>
            <text:p>Você morou quase 2 anos no exterior, sem família e amigos por perto e falando uma língua que você não conhecida. Você superou esse medo!</text:p>
            <text:p>Você foi morar em Arraial do Cabo atrás de um emprego, sozinha. Você correu atrás da sua carreira. Você superou esse medo!</text:p>
            <text:p>Você entrou para a Marinha após um longo e difícil processo de seleção. Você superou esse medo!</text:p>
            <text:p>Você defendeu o seu mestrado e agora é uma mestre em Oceanografia. Você superou um orientador ruim, machista, péssimo… e venceu! Você superou esse medo!</text:p>
            <text:p>No seu trabalho, você dá aulas, palestras, apresenta trabalhos em congressos, tudo sozinha e com sua coragem e seu conhecimento. Você superou esse medo!</text:p>
            <text:p>Você foi fiscal em uma longa comissão para África, representando seu país, sozinha em um navio estranho. Você superou esse medo!</text:p>
            <text:p>Não importa o que apareça agora… Acredite: você terá coragem para superar!</text:p>
          </table:table-cell>
          <table:table-cell table:number-columns-repeated="2"/>
        </table:table-row>
        <table:table-row table:style-name="ro11">
          <table:table-cell office:value-type="string" calcext:value-type="string">
            <text:p>porque você está se sentindo velhinha</text:p>
          </table:table-cell>
          <table:table-cell office:value-type="string" calcext:value-type="string">
            <text:p>se sentir velho</text:p>
          </table:table-cell>
          <table:table-cell office:value-type="string" calcext:value-type="string">
            <text:p>Você nunca será velha! Sua jovialidade, alegria, beleza, independência são marcas registradas de uma jovem trintona! Lembre que sou mais velho que você… hehehe</text:p>
          </table:table-cell>
          <table:table-cell table:number-columns-repeated="2"/>
        </table:table-row>
        <table:table-row table:style-name="ro12">
          <table:table-cell office:value-type="string" calcext:value-type="string">
            <text:p>pois precisa de alguma inspiração</text:p>
          </table:table-cell>
          <table:table-cell office:value-type="string" calcext:value-type="string">
            <text:p>precisar de inspiração</text:p>
          </table:table-cell>
          <table:table-cell table:number-columns-repeated="3"/>
        </table:table-row>
        <table:table-row table:style-name="ro13">
          <table:table-cell office:value-type="string" calcext:value-type="string">
            <text:p>pois nosso filhinho(a) nasceu</text:p>
          </table:table-cell>
          <table:table-cell office:value-type="string" calcext:value-type="string">
            <text:p>tivermos o nosso primeiro filho</text:p>
          </table:table-cell>
          <table:table-cell office:value-type="string" calcext:value-type="string">
            <text:p>Esse será o dia mais feliz de nossas vidas após o nosso casamento. Será o dia que traremos ao mundo o nosso pedacinho. O(a) mini Tobias e mini Vanessa. A pessoa que representará o nosso amor e a nossa felicidade. Já temos até o nome, mas não escreverei aqui para não entregar :)</text:p>
          </table:table-cell>
          <table:table-cell table:number-columns-repeated="2"/>
        </table:table-row>
        <table:table-row table:style-name="ro8">
          <table:table-cell office:value-type="string" calcext:value-type="string">
            <text:p>porque está tristinha</text:p>
          </table:table-cell>
          <table:table-cell office:value-type="string" calcext:value-type="string">
            <text:p>Estiver triste</text:p>
          </table:table-cell>
          <table:table-cell office:value-type="string" calcext:value-type="string">
            <text:p>Relembre de momentos felizes de sua vida e de como você é feliz. Olhe essas fotos :)</text:p>
          </table:table-cell>
          <table:table-cell table:number-columns-repeated="2"/>
        </table:table-row>
        <table:table-row table:style-name="ro11">
          <table:table-cell office:value-type="string" calcext:value-type="string">
            <text:p>porque está muuuuuito feliz</text:p>
          </table:table-cell>
          <table:table-cell office:value-type="string" calcext:value-type="string">
            <text:p>Estiver feliz</text:p>
          </table:table-cell>
          <table:table-cell office:value-type="string" calcext:value-type="string">
            <text:p>Que sua felicidade emane para todos os seus próximos dias de sua vida. E que as pessoas ao seu lado possam ser contagiadas com a sua felicidade</text:p>
          </table:table-cell>
          <table:table-cell table:number-columns-repeated="2"/>
        </table:table-row>
        <table:table-row table:style-name="ro14">
          <table:table-cell table:style-name="ce3" office:value-type="string" calcext:value-type="string">
            <text:p>pois está sentindo uma pontinha de dúvida sobre nós</text:p>
          </table:table-cell>
          <table:table-cell office:value-type="string" calcext:value-type="string">
            <text:p>estiver em dúvida sobre nós</text:p>
          </table:table-cell>
          <table:table-cell office:value-type="string" calcext:value-type="string">
            <text:p>Leia os votos do nosso casamento: </text:p>
            <text:p/>
            <text:p>“Oi Vanessa,</text:p>
            <text:p/>
            <text:p>Tudo bem?</text:p>
            <text:p/>
            <text:p>Estamos juntos a dois anos e meio, desde o fatidico dia 23/01/2016. Voce lembra desse dia? O marlon nos relembrou um pouquinho de como as coisas aconteceram, nao e mesmo?</text:p>
            <text:p/>
            <text:p>Bem, nao sei muito bem o que voce fez comigo, com meu coracao nesse dia. Aquela coringa mexeu comigo. Lembro-me que no dia seguinte, conversando com a Bia, minha prima. Eu falei pra ela: “Fiquei com uma menina ontem. Mas ela e’ diferente, Bia, ela e’ diferente”.</text:p>
            <text:p/>
            <text:p>E desde entao, a sua diferenca me conquistou. Voce e’ independente, linda, apaixonada, carinhosa, inteligente, trabalhadora, honesta… voce se preocupa com os outros e com quem ama antes de voce mesma. Voce se tornou a mae dos meus gatinhos (agora nossos gatinhos… hehehe). E alem disso tudo, voce e’ decidida. Nao sei se as pessoas aqui sabem, mas ela que me pediu em namoro e em casamento primeiro, sabiam? Hehehe.</text:p>
            <text:p/>
            <text:p>Eu te conheci quando eu tinha 28 anos. E nessa idade, a gente imagina que sabe de tudo, que ja sentiu tudo, que ja conhece tudo. Voce me mostrou que nao. Voce me fez conhecer coisas novas, viver coisas novas, sonhar com coisas novas, sentir coisas novas. Isso mesmo, sentir coisas novas e diferentes. Eu senti e descobri com voce o que e’ o amor, o que e’ amar. O que e’ nao conseguir estar longe de alguem. O que e’ sentir saudades, saudades que doem no peito, saudades que machucam. Mas tambem saudades que tornam o reencontro tao mais feliz e mais apaixonado… Voce me fez sentir como e’ querer passar o resto da vida com alguem. Obrigado por me fazer sentir, por me fazer descobrir todos esses sentimentos.</text:p>
            <text:p/>
            <text:p>Eu poderia falar que a partir de hoje nao existira mais eu… que a partir de hoje seria sempre nos. Eu estaria mentindo. Desde o dia que estamos juntos, desde o dia 23/01, ja’ somos um so. Um so que nao se separa. Um so que faz planos juntos, que pensa todos os dias em como estar com o outro e’ sensacional.</text:p>
            <text:p/>
            <text:p>Nesses dois anos vivemos momentos muito especiais que ficarao pra sempre em nossa memoria. Nossa primeira viagem juntos, pra Morro de Sao Paulo (que a gente chama de nossa primeira lua de mel, lembra?). A nossa viagem pra natal, nosso final de ano em pontal, nossa viagem pra Recife, nossa viagem pra tailandia. Ai… a tailandia... vai ficar pra sempre marcada na minha memoria… aquele ultimo por do sol, voce lembra? Pra mim ele sera sempre inesquecivel!!!!</text:p>
            <text:p/>
            <text:p>E hoje, estamos vivendo mais um momento especial. Mais um momento que se juntara’ a tantos outros que vivemos e que vamos viver na nossa vidinha. Nossas proximas viagens, nossos gatinhos (mingau, nana e lupi), nossos filhos… ja temos ate nome pra eles, ne’? Hehehe</text:p>
            <text:p/>
            <text:p>Eu te amo, eu te amo… Eu te amo mais que ontem e te amarei muito mais amanha. Antes de terminar, eu queria te dizer mais coisas, mas essas eu queria dizer no seu ouvidinho.”</text:p>
          </table:table-cell>
          <table:table-cell table:number-columns-repeated="2"/>
        </table:table-row>
        <table:table-row table:style-name="ro15">
          <table:table-cell office:value-type="string" calcext:value-type="string">
            <text:p>Porque quer lembrar do dia mais feliz de nossas vidas</text:p>
          </table:table-cell>
          <table:table-cell table:style-name="ce4" office:value-type="string" calcext:value-type="string">
            <text:p>Lembrar de nosso casamento</text:p>
          </table:table-cell>
          <table:table-cell office:value-type="string" calcext:value-type="string">
            <text:p>Esse foi o dia mais feliz da minha vida (até o momento que escrevi esse texto). Lembre de nossos votos:</text:p>
            <text:p/>
            <text:p>“Oi Vanessa,</text:p>
            <text:p/>
            <text:p>Tudo bem?</text:p>
            <text:p/>
            <text:p>Estamos juntos a dois anos e meio, desde o fatidico dia 23/01/2016. Voce lembra desse dia? O marlon nos relembrou um pouquinho de como as coisas aconteceram, nao e mesmo?</text:p>
            <text:p/>
            <text:p>Bem, nao sei muito bem o que voce fez comigo, com meu coracao nesse dia. Aquela coringa mexeu comigo. Lembro-me que no dia seguinte, conversando com a Bia, minha prima. Eu falei pra ela: “Fiquei com uma menina ontem. Mas ela e’ diferente, Bia, ela e’ diferente”.</text:p>
            <text:p/>
            <text:p>E desde entao, a sua diferenca me conquistou. Voce e’ independente, linda, apaixonada, carinhosa, inteligente, trabalhadora, honesta… voce se preocupa com os outros e com quem ama antes de voce mesma. Voce se tornou a mae dos meus gatinhos (agora nossos gatinhos… hehehe). E alem disso tudo, voce e’ decidida. Nao sei se as pessoas aqui sabem, mas ela que me pediu em namoro e em casamento primeiro, sabiam? Hehehe.</text:p>
            <text:p/>
            <text:p>Eu te conheci quando eu tinha 28 anos. E nessa idade, a gente imagina que sabe de tudo, que ja sentiu tudo, que ja conhece tudo. Voce me mostrou que nao. Voce me fez conhecer coisas novas, viver coisas novas, sonhar com coisas novas, sentir coisas novas. Isso mesmo, sentir coisas novas e diferentes. Eu senti e descobri com voce o que e’ o amor, o que e’ amar. O que e’ nao conseguir estar longe de alguem. O que e’ sentir saudades, saudades que doem no peito, saudades que machucam. Mas tambem saudades que tornam o reencontro tao mais feliz e mais apaixonado… Voce me fez sentir como e’ querer passar o resto da vida com alguem. Obrigado por me fazer sentir, por me fazer descobrir todos esses sentimentos.</text:p>
            <text:p/>
            <text:p>Eu poderia falar que a partir de hoje nao existira mais eu… que a partir de hoje seria sempre nos. Eu estaria mentindo. Desde o dia que estamos juntos, desde o dia 23/01, ja’ somos um so. Um so que nao se separa. Um so que faz planos juntos, que pensa todos os dias em como estar com o outro e’ sensacional.</text:p>
            <text:p/>
            <text:p>Nesses dois anos vivemos momentos muito especiais que ficarao pra sempre em nossa memoria. Nossa primeira viagem juntos, pra Morro de Sao Paulo (que a gente chama de nossa primeira lua de mel, lembra?). A nossa viagem pra natal, nosso final de ano em pontal, nossa viagem pra Recife, nossa viagem pra tailandia. Ai… a tailandia... vai ficar pra sempre marcada na minha memoria… aquele ultimo por do sol, voce lembra? Pra mim ele sera sempre inesquecivel!!!!</text:p>
            <text:p/>
            <text:p>E hoje, estamos vivendo mais um momento especial. Mais um momento que se juntara’ a tantos outros que vivemos e que vamos viver na nossa vidinha. Nossas proximas viagens, nossos gatinhos (mingau, nana e lupi), nossos filhos… ja temos ate nome pra eles, ne’? Hehehe</text:p>
            <text:p/>
            <text:p>Eu te amo, eu te amo… Eu te amo mais que ontem e te amarei muito mais amanha. Antes de terminar, eu queria te dizer mais coisas, mas essas eu queria dizer no seu ouvidinho.”</text:p>
            <text:p/>
          </table:table-cell>
          <table:table-cell table:number-columns-repeated="2"/>
        </table:table-row>
        <table:table-row table:style-name="ro16">
          <table:table-cell office:value-type="string" calcext:value-type="string">
            <text:p>porque quer lembrar e escutar um pouquinho a nossa música!</text:p>
          </table:table-cell>
          <table:table-cell office:value-type="string" calcext:value-type="string">
            <text:p>Quiser se lembrar da nossa música favorita</text:p>
          </table:table-cell>
          <table:table-cell office:value-type="string" calcext:value-type="string">
            <text:p>Na bruma leve das paixões que vêm de dentro</text:p>
            <text:p>Tu vens chegando pra brincar no meu quintal</text:p>
            <text:p>No teu cavalo, peito nu, cabelo ao vento</text:p>
            <text:p>E o Sol quarando nossas roupas no varal</text:p>
            <text:p/>
            <text:p>Na bruma leve das paixões que vêm de dentro</text:p>
            <text:p>Tu vens chegando pra brincar no meu quintal</text:p>
            <text:p>No teu cavalo, peito nu, cabelo ao vento</text:p>
            <text:p>E o Sol quarando nossas roupas no varal</text:p>
            <text:p/>
            <text:p>Tu vens, tu vens</text:p>
            <text:p>Eu já escuto os teus sinais</text:p>
            <text:p>Tu vens, tu vens</text:p>
            <text:p>Eu já escuto os teus sinais</text:p>
            <text:p/>
            <text:p>A voz do anjo sussurrou no meu ouvido</text:p>
            <text:p>Eu não duvido, já escuto os teus sinais</text:p>
            <text:p>Que tu virias numa manhã de domingo</text:p>
            <text:p>Eu te anuncio nos sinos das catedrais</text:p>
            <text:p/>
            <text:p>Tu vens, tu vens</text:p>
            <text:p>Eu já escuto os teus sinais</text:p>
            <text:p>Tu vens, tu vens</text:p>
            <text:p>Eu já escuto os teus sinais</text:p>
            <text:p/>
            <text:p>Na bruma leve das paixões que vêm de dentro</text:p>
            <text:p>Tu vens chegando pra brincar no meu quintal</text:p>
            <text:p>No teu cavalo, peito nu, cabelo ao vento</text:p>
            <text:p>E o Sol quarando nossas roupas no varal</text:p>
            <text:p/>
            <text:p>Tu vens, tu vens</text:p>
            <text:p>Eu já escuto os teus sinais</text:p>
            <text:p>Tu vens, tu vens</text:p>
            <text:p>Eu já escuto os teus sinais</text:p>
            <text:p/>
            <text:p>A voz do anjo sussurrou no meu ouvido</text:p>
            <text:p>Eu não duvido, já escuto os teus sinais</text:p>
            <text:p>Que tu virias numa manhã de domingo</text:p>
            <text:p>Eu te anuncio nos sinos das catedrais</text:p>
            <text:p/>
            <text:p>Tu vens, tu vens</text:p>
            <text:p>Eu já escuto os teus sinais</text:p>
            <text:p>Tu vens, tu vens</text:p>
            <text:p>Eu já escuto os teus sinais</text:p>
          </table:table-cell>
          <table:table-cell office:value-type="string" calcext:value-type="string">
            <text:p>Spotify</text:p>
          </table:table-cell>
          <table:table-cell/>
        </table:table-row>
        <table:table-row table:style-name="ro12" table:number-rows-repeated="1048541">
          <table:table-cell table:number-columns-repeated="5"/>
        </table:table-row>
        <table:table-row table:style-name="ro12">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9">00/00/0000</text:date>, <text:time style:data-style-name="N2" text:time-value="18:17:12.2879212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09T20:41:39.127143554</dc:date>
    <meta:editing-duration>PT5M40S</meta:editing-duration>
    <meta:editing-cycles>2</meta:editing-cycles>
    <meta:generator>LibreOffice/6.4.7.2$Linux_X86_64 LibreOffice_project/40$Build-2</meta:generator>
    <meta:document-statistic meta:table-count="1" meta:cell-count="102" meta:object-count="0"/>
  </office:meta>
</office:document-meta>
</file>